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A00000106960571F13013A706.png" manifest:media-type="image/png"/>
  <manifest:file-entry manifest:full-path="Pictures/100000000000029F000001DAA96EAC39AAA3BC6D.png" manifest:media-type="image/png"/>
  <manifest:file-entry manifest:full-path="Pictures/10000000000004A600000112A7BFC6171F498B95.png" manifest:media-type="image/png"/>
  <manifest:file-entry manifest:full-path="Pictures/10000000000002CE000000D295C9EC1FB750F690.png" manifest:media-type="image/png"/>
  <manifest:file-entry manifest:full-path="Pictures/10000000000004A3000000E4EC1FD42737FD2C1D.png" manifest:media-type="image/png"/>
  <manifest:file-entry manifest:full-path="Pictures/10000000000004A50000008EA6E72288F8C0E53C.png" manifest:media-type="image/png"/>
  <manifest:file-entry manifest:full-path="Pictures/10000000000004A5000000E2D20195E486D408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74aa" officeooo:paragraph-rsid="000274aa"/>
    </style:style>
    <style:style style:name="P2" style:family="paragraph" style:parent-style-name="Standard">
      <style:text-properties officeooo:rsid="000274aa" officeooo:paragraph-rsid="00062ba9"/>
    </style:style>
    <style:style style:name="P3" style:family="paragraph" style:parent-style-name="Standard">
      <style:text-properties officeooo:rsid="000274aa" officeooo:paragraph-rsid="00066ed2"/>
    </style:style>
    <style:style style:name="P4" style:family="paragraph" style:parent-style-name="Standard">
      <style:text-properties officeooo:rsid="0002f872" officeooo:paragraph-rsid="0002f872"/>
    </style:style>
    <style:style style:name="P5" style:family="paragraph" style:parent-style-name="Standard">
      <style:text-properties officeooo:rsid="0002f872" officeooo:paragraph-rsid="00062ba9"/>
    </style:style>
    <style:style style:name="P6" style:family="paragraph" style:parent-style-name="Standard">
      <style:text-properties officeooo:rsid="0002f872" officeooo:paragraph-rsid="00085429"/>
    </style:style>
    <style:style style:name="P7" style:family="paragraph" style:parent-style-name="Standard">
      <style:text-properties officeooo:rsid="00047b36" officeooo:paragraph-rsid="0002f872"/>
    </style:style>
    <style:style style:name="P8" style:family="paragraph" style:parent-style-name="Standard">
      <style:text-properties officeooo:rsid="00062ba9" officeooo:paragraph-rsid="00062ba9"/>
    </style:style>
    <style:style style:name="P9" style:family="paragraph" style:parent-style-name="Standard">
      <style:text-properties officeooo:rsid="00062ba9" officeooo:paragraph-rsid="00066ed2"/>
    </style:style>
    <style:style style:name="P10" style:family="paragraph" style:parent-style-name="Standard">
      <style:text-properties officeooo:rsid="00085429" officeooo:paragraph-rsid="00085429"/>
    </style:style>
    <style:style style:name="P11" style:family="paragraph" style:parent-style-name="Standard">
      <style:text-properties officeooo:rsid="00085429" officeooo:paragraph-rsid="00066ed2"/>
    </style:style>
    <style:style style:name="T1" style:family="text">
      <style:text-properties officeooo:rsid="0002f872"/>
    </style:style>
    <style:style style:name="T2" style:family="text">
      <style:text-properties officeooo:rsid="00066ed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E 2 (CENTRO 2000)</text:p>
      <text:p text:style-name="P8"/>
      <text:p text:style-name="P2">1° passo: <text:span text:style-name="T1">Cadastro SAP</text:span></text:p>
      <text:p text:style-name="P8"><draw:frame draw:style-name="fr1" draw:name="Figura7" text:anchor-type="paragraph" svg:y="0.249cm" svg:width="11.576cm" svg:height="4.909cm" draw:z-index="0"><draw:image xlink:href="Pictures/100000000000026A00000106960571F13013A706.png" xlink:type="simple" xlink:show="embed" xlink:actuate="onLoad"/></draw:frame></text:p>
      <text:p text:style-name="P8"/>
      <text:p text:style-name="P1"/>
      <text:p text:style-name="P1"/>
      <text:p text:style-name="P1"/>
      <text:p text:style-name="P1"/>
      <text:p text:style-name="P1"/>
      <text:p text:style-name="P1"><draw:frame draw:style-name="fr1" draw:name="Figura8" text:anchor-type="paragraph" svg:y="2.064cm" svg:width="12.033cm" svg:height="8.5cm" draw:z-index="1"><draw:image xlink:href="Pictures/100000000000029F000001DAA96EAC39AAA3BC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9" text:anchor-type="paragraph" svg:width="17cm" svg:height="4.971cm" draw:z-index="2"><draw:image xlink:href="Pictures/10000000000002CE000000D295C9EC1FB750F69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° Passo: Verificação Sequor</text:p>
      <text:p text:style-name="P5"><draw:frame draw:style-name="fr2" draw:name="Figura10" text:anchor-type="paragraph" svg:width="17cm" svg:height="2.03cm" draw:z-index="3"><draw:image xlink:href="Pictures/10000000000004A50000008EA6E72288F8C0E53C.png" xlink:type="simple" xlink:show="embed" xlink:actuate="onLoad"/></draw:frame></text:p>
      <text:p text:style-name="P5"><draw:frame draw:style-name="fr2" draw:name="Figura11" text:anchor-type="paragraph" svg:width="17cm" svg:height="3.914cm" draw:z-index="4"><draw:image xlink:href="Pictures/10000000000004A600000112A7BFC6171F498B95.png" xlink:type="simple" xlink:show="embed" xlink:actuate="onLoad"/></draw:frame></text:p>
      <text:p text:style-name="P5"><draw:frame draw:style-name="fr2" draw:name="Figura12" text:anchor-type="paragraph" svg:width="17cm" svg:height="3.265cm" draw:z-index="5"><draw:image xlink:href="Pictures/10000000000004A3000000E4EC1FD42737FD2C1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draw:frame draw:style-name="fr2" draw:name="Figura18" text:anchor-type="paragraph" svg:width="17cm" svg:height="3.23cm" draw:z-index="6"><draw:image xlink:href="Pictures/10000000000004A5000000E2D20195E486D4089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11:00.683000000</meta:creation-date>
    <dc:date>2018-04-02T11:14:55.504000000</dc:date>
    <meta:editing-duration>PT23M1S</meta:editing-duration>
    <meta:editing-cycles>4</meta:editing-cycles>
    <meta:generator>LibreOffice/5.3.1.2$Windows_X86_64 LibreOffice_project/e80a0e0fd1875e1696614d24c32df0f95f03deb2</meta:generator>
    <meta:document-statistic meta:table-count="0" meta:image-count="7" meta:object-count="0" meta:page-count="3" meta:paragraph-count="3" meta:word-count="12" meta:character-count="71" meta:non-whitespace-character-count="62"/>
  </office:meta>
</office:document-meta>
</file>